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4459a1"/>
    </style:style>
    <style:style style:name="P5" style:family="paragraph" style:parent-style-name="Standard">
      <style:text-properties style:font-name="sans-serif" fo:font-size="11.3500003814697pt"/>
    </style:style>
    <style:style style:name="P6" style:family="paragraph" style:parent-style-name="Standard">
      <style:text-properties style:font-name="sans-serif" fo:font-size="11.3500003814697pt" officeooo:paragraph-rsid="00458314"/>
    </style:style>
    <style:style style:name="P7" style:family="paragraph" style:parent-style-name="Standard">
      <style:text-properties style:font-name="sans-serif" fo:font-size="11.3500003814697pt" fo:font-weight="bold" officeooo:paragraph-rsid="00458314" style:font-weight-asian="bold" style:font-weight-complex="bold"/>
    </style:style>
    <style:style style:name="P8" style:family="paragraph" style:parent-style-name="Standard">
      <style:text-properties style:font-name="sans-serif" fo:font-size="11.3500003814697pt" fo:font-weight="normal" officeooo:paragraph-rsid="00458314" style:font-weight-asian="normal" style:font-weight-complex="normal"/>
    </style:style>
    <style:style style:name="P9" style:family="paragraph" style:parent-style-name="Standard" style:list-style-name="L1">
      <style:text-properties style:font-name="sans-serif" fo:font-size="10.1000003814697pt" fo:font-weight="normal" officeooo:paragraph-rsid="004872ce" style:font-weight-asian="normal" style:font-weight-complex="normal"/>
    </style:style>
    <style:style style:name="P10" style:family="paragraph" style:parent-style-name="Standard" style:list-style-name="L1">
      <style:text-properties style:font-name="sans-serif" fo:font-size="10.1000003814697pt" fo:font-weight="normal" officeooo:paragraph-rsid="00458314" style:font-weight-asian="normal" style:font-weight-complex="normal"/>
    </style:style>
    <style:style style:name="P11" style:family="paragraph" style:parent-style-name="Standard" style:list-style-name="L1">
      <style:text-properties style:font-name="sans-serif" fo:font-size="10.1000003814697pt" officeooo:paragraph-rsid="004872ce"/>
    </style:style>
    <style:style style:name="T1" style:family="text">
      <style:text-properties style:font-name="Verdana" fo:font-size="10pt" fo:language="ca" fo:country="ES" style:text-underline-style="none" officeooo:rsid="004175e8" style:font-size-asian="10pt" style:font-size-complex="10pt"/>
    </style:style>
    <style:style style:name="T2" style:family="text">
      <style:text-properties style:font-name="Verdana" fo:font-size="10pt" fo:language="ca" fo:country="ES" style:text-underline-style="none" officeooo:rsid="004459a1" style:font-size-asian="10pt" style:font-size-complex="10pt"/>
    </style:style>
    <style:style style:name="T3" style:family="text">
      <style:text-properties style:font-name="Verdana" fo:font-size="10pt" fo:language="ca" fo:country="ES" style:text-underline-style="none" officeooo:rsid="004c8e82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4d34c6" style:font-size-asian="10pt" style:font-size-complex="10pt"/>
    </style:style>
    <style:style style:name="T5" style:family="text">
      <style:text-properties style:font-name="Verdana" fo:font-size="10pt" fo:language="ca" fo:country="ES" style:text-underline-style="none" fo:font-weight="normal" officeooo:rsid="00458314" style:font-size-asian="10pt" style:font-weight-asian="normal" style:font-size-complex="10pt" style:font-weight-complex="normal"/>
    </style:style>
    <style:style style:name="T6" style:family="text">
      <style:text-properties style:font-name="Verdana" fo:font-size="10pt" fo:language="ca" fo:country="ES" style:text-underline-style="none" fo:font-weight="bold" officeooo:rsid="00458314" style:font-size-asian="10pt" style:font-weight-asian="bold" style:font-size-complex="10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Diagramas de interacció</text:span></text:span><text:span text:style-name="Strong_20_Emphasis"><text:span text:style-name="T2">n</text:span></text:span></text:p>
      <text:p text:style-name="P4"><text:span text:style-name="Strong_20_Emphasis"><text:span text:style-name="T2">Actividad </text:span></text:span><text:span text:style-name="Strong_20_Emphasis"><text:span text:style-name="T4">3</text:span></text:span><text:span text:style-name="Strong_20_Emphasis"><text:span text:style-name="T2">. </text:span></text:span><text:span text:style-name="Strong_20_Emphasis"><text:span text:style-name="T5">Describir el </text:span></text:span><text:span text:style-name="Strong_20_Emphasis"><text:span text:style-name="T6">diagrama de secuencia</text:span></text:span><text:span text:style-name="Strong_20_Emphasis"><text:span text:style-name="T5"> para el siguiente caso de uso: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8">Identificador</text:span>: Realiza_pedido</text:p>
          </table:table-cell>
        </table:table-row>
        <table:table-row>
          <table:table-cell table:style-name="Table1.A2" office:value-type="string">
            <text:p text:style-name="P7">Actor: <text:span text:style-name="T7">Cliente</text:span></text:p>
          </table:table-cell>
        </table:table-row>
        <table:table-row>
          <table:table-cell table:style-name="Table1.A2" office:value-type="string">
            <text:p text:style-name="P7">Precondiciones:</text:p>
            <text:p text:style-name="P6">Un cliente registrado en el sistema ha accedido correctamente al</text:p>
            <text:p text:style-name="P8">Sistema</text:p>
          </table:table-cell>
        </table:table-row>
        <table:table-row>
          <table:table-cell table:style-name="Table1.A2" office:value-type="string">
            <text:p text:style-name="P7">Secuencia:</text:p>
            <text:list xml:id="list2634117600" text:style-name="L1">
              <text:list-item>
                <text:p text:style-name="P9">El cliente solicita la realización de un pedido.</text:p>
              </text:list-item>
              <text:list-item>
                <text:p text:style-name="P11">El sistema pedidos muestra al cliente un listado con los productos</text:p>
              </text:list-item>
              <text:list-item>
                <text:p text:style-name="P11">El cliente selecciona los productos que desea incluir en el pedido</text:p>
              </text:list-item>
              <text:list-item>
                <text:p text:style-name="P11">Por cada producto</text:p>
                <text:p text:style-name="P11">El sistema crea una línea de pedido sobre la que se aporta descripción, precio y cantidad</text:p>
                <text:p text:style-name="P11">Dicha línea de pedido se asocia al pedido</text:p>
                <text:p text:style-name="P11">El sistema suma el precio del producto en el total del pedido</text:p>
              </text:list-item>
              <text:list-item>
                <text:p text:style-name="P11">El cliente confirma la selección</text:p>
              </text:list-item>
              <text:list-item>
                <text:p text:style-name="P11">El sistema devuelve el id del pedido al usuario</text:p>
                <text:p text:style-name="P10"/>
              </text:list-item>
            </text:list>
          </table:table-cell>
        </table:table-row>
        <table:table-row>
          <table:table-cell table:style-name="Table1.A2" office:value-type="string">
            <text:p text:style-name="P7">Post-condiciones</text:p>
            <text:p text:style-name="P6">Si el pedido no ha sido cancelado, es registrado en el sistema y </text:p>
            <text:p text:style-name="P5">confirmado al cliente </text:p>
          </table:table-cell>
        </table:table-row>
      </table:table>
      <text:p text:style-name="Standard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W – Entornos de desarollo<text:tab/><text:tab/></text:p>
      </style:header>
      <style:footer>
        <text:p text:style-name="MP2"><text:page-number text:select-page="current">1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inia Sanchez</meta:initial-creator>
    <meta:creation-date>2012-10-09T22:22:28.26</meta:creation-date>
    <dc:date>2019-03-25T19:46:07.309732000</dc:date>
    <meta:editing-duration>PT15H11M21S</meta:editing-duration>
    <meta:editing-cycles>71</meta:editing-cycles>
    <meta:generator>LibreOffice/6.1.2.1$MacOSX_X86_64 LibreOffice_project/65905a128db06ba48db947242809d14d3f9a93fe</meta:generator>
    <meta:document-statistic meta:table-count="1" meta:image-count="0" meta:object-count="0" meta:page-count="1" meta:paragraph-count="22" meta:word-count="148" meta:character-count="876" meta:non-whitespace-character-count="750"/>
  </office:meta>
</office:document-meta>
</file>